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0.2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0.353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/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eeeeee"/>
    </style:style>
    <style:style style:name="ce2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de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ce2"/>
        <table:table-column table:style-name="co2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7" table:default-cell-style-name="ce5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1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1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2"/>
          <table:table-cell table:style-name="ce1"/>
          <table:table-cell table:style-name="Default"/>
          <table:table-cell table:number-columns-repeated="7"/>
          <table:table-cell table:style-name="ce2"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number-columns-repeated="3" table:style-name="ce8" office:value-type="float" office:value="0" calcext:value-type="float">
            <text:p>0,00</text:p>
          </table:table-cell>
          <table:table-cell/>
          <table:table-cell table:formula="of:=COS(RADIANS([.A5]))" office:value-type="float" office:value="0.994521895368273" calcext:value-type="float">
            <text:p>0,99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5]))" office:value-type="float" office:value="-0.104528463267653" calcext:value-type="float">
            <text:p>-0,1045</text:p>
          </table:table-cell>
          <table:table-cell table:style-name="Default"/>
          <table:table-cell office:value-type="float" office:value="1" calcext:value-type="float">
            <text:p>1,0000</text:p>
          </table:table-cell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3]*TRANSPOSE(MMULT([.H3:.J5];[.L3:.L5]))+[.D3:.F3]" office:value-type="float" office:value="3480.82663378896" calcext:value-type="float">
            <text:p>3480,83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65.849621436785" calcext:value-type="float">
            <text:p>365,8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 table:style-name="Default"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  <table:table-cell table:style-name="Default" table:number-columns-repeated="2"/>
          <table:table-cell/>
          <table:table-cell table:formula="of:=-SIN(RADIANS([.A5]))" office:value-type="float" office:value="0.104528463267653" calcext:value-type="float">
            <text:p>0,10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5]))" office:value-type="float" office:value="0.994521895368273" calcext:value-type="float">
            <text:p>0,994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Haut Guindant</text:p>
          </table:table-cell>
          <table:table-cell table:number-columns-repeated="2"/>
          <table:table-cell office:value-type="float" office:value="700" calcext:value-type="float">
            <text:p>700,0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2"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Haut Chute</text:p>
          </table:table-cell>
          <table:table-cell table:number-columns-repeated="2"/>
          <table:table-cell table:formula="of:=SQRT(([.D11]-[.D4])^2+([.E11]-[.E4])^2+([.F11]-[.F4])^2)" office:value-type="float" office:value="700" calcext:value-type="float">
            <text:p>700,0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2" table:number-columns-repeated="3"/>
        </table:table-row>
        <table:table-row table:style-name="ro1">
          <table:table-cell table:style-name="ce5"/>
          <table:table-cell/>
          <table:table-cell table:style-name="Default"/>
          <table:table-cell table:style-name="ce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2</text:p>
          </table:table-cell>
          <table:table-cell table:style-name="ce2"/>
          <table:table-cell table:number-columns-repeated="3"/>
          <table:table-cell table:style-name="ce10" office:value-type="string" calcext:value-type="string">
            <text:p>matrice rot Y</text:p>
          </table:table-cell>
          <table:table-cell table:number-columns-repeated="4"/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3:.F3]+[.D6:.F6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700" calcext:value-type="float">
            <text:p>700,00</text:p>
          </table:table-cell>
          <table:table-cell/>
          <table:table-cell table:formula="of:=COS(RADIANS([.A12]))" office:value-type="float" office:value="0.994521895368273" calcext:value-type="float">
            <text:p>0,99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12]))" office:value-type="float" office:value="-0.104528463267653" calcext:value-type="float">
            <text:p>-0,1045</text:p>
          </table:table-cell>
          <table:table-cell/>
          <table:table-cell office:value-type="float" office:value="1" calcext:value-type="float">
            <text:p>1,0000</text:p>
          </table:table-cell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10]*TRANSPOSE(MMULT([.H10:.J12];[.L10:.L12]))+[.D10:.F10]" office:value-type="float" office:value="3480.82663378896" calcext:value-type="float">
            <text:p>3480,83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065.84962143679" calcext:value-type="float">
            <text:p>1065,8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formula="of:=-SIN(RADIANS([.A12]))" office:value-type="float" office:value="0.104528463267653" calcext:value-type="float">
            <text:p>0,10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12]))" office:value-type="float" office:value="0.994521895368273" calcext:value-type="float">
            <text:p>0,9945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Haut Guindant</text:p>
          </table:table-cell>
          <table:table-cell table:number-columns-repeated="2"/>
          <table:table-cell office:value-type="float" office:value="700" calcext:value-type="float">
            <text:p>700,00</text:p>
          </table:table-cell>
          <table:table-cell/>
          <table:table-cell table:style-name="Default"/>
          <table:table-cell table:number-columns-repeated="4"/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ut Chute</text:p>
          </table:table-cell>
          <table:table-cell table:number-columns-repeated="2"/>
          <table:table-cell table:formula="of:=SQRT(([.D18]-[.D11])^2+([.E18]-[.E11])^2+([.F18]-[.F11])^2)" office:value-type="float" office:value="700" calcext:value-type="float">
            <text:p>700,00</text:p>
          </table:table-cell>
          <table:table-cell/>
          <table:table-cell table:style-name="ce1"/>
          <table:table-cell table:number-columns-repeated="4"/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3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10:.F10]+[.D13:.F13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400" calcext:value-type="float">
            <text:p>1400,00</text:p>
          </table:table-cell>
          <table:table-cell/>
          <table:table-cell table:formula="of:=COS(RADIANS([.A19]))" office:value-type="float" office:value="0.994521895368273" calcext:value-type="float">
            <text:p>0,99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19]))" office:value-type="float" office:value="-0.104528463267653" calcext:value-type="float">
            <text:p>-0,1045</text:p>
          </table:table-cell>
          <table:table-cell/>
          <table:table-cell office:value-type="float" office:value="1" calcext:value-type="float">
            <text:p>1,0000</text:p>
          </table:table-cell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17]*TRANSPOSE(MMULT([.H17:.J19];[.L17:.L19]))+[.D17:.F17]" office:value-type="float" office:value="3480.82663378896" calcext:value-type="float">
            <text:p>3480,83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765.84962143679" calcext:value-type="float">
            <text:p>1765,8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/>
          <table:table-cell table:style-name="ce2"/>
          <table:table-cell table:number-columns-repeated="3"/>
          <table:table-cell table:formula="of:=-SIN(RADIANS([.A19]))" office:value-type="float" office:value="0.104528463267653" calcext:value-type="float">
            <text:p>0,10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19]))" office:value-type="float" office:value="0.994521895368273" calcext:value-type="float">
            <text:p>0,994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ut Guindant</text:p>
          </table:table-cell>
          <table:table-cell table:number-columns-repeated="2"/>
          <table:table-cell office:value-type="float" office:value="700" calcext:value-type="float">
            <text:p>700,00</text:p>
          </table:table-cell>
          <table:table-cell/>
          <table:table-cell table:style-name="ce2"/>
          <table:table-cell table:number-columns-repeated="3"/>
          <table:table-cell table:style-name="Default"/>
          <table:table-cell table:number-columns-repeated="7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ut Chute</text:p>
          </table:table-cell>
          <table:table-cell table:number-columns-repeated="2"/>
          <table:table-cell table:formula="of:=SQRT(([.D25]-[.D18])^2+([.E25]-[.E18])^2+([.F25]-[.F18])^2)" office:value-type="float" office:value="700" calcext:value-type="float">
            <text:p>700,00</text:p>
          </table:table-cell>
          <table:table-cell/>
          <table:table-cell table:style-name="Default"/>
          <table:table-cell table:number-columns-repeated="4"/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5"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4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4"/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17:.F17]+[.D20:.F20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100" calcext:value-type="float">
            <text:p>2100,00</text:p>
          </table:table-cell>
          <table:table-cell/>
          <table:table-cell table:formula="of:=COS(RADIANS([.A26]))" office:value-type="float" office:value="0.994521895368273" calcext:value-type="float">
            <text:p>0,99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26]))" office:value-type="float" office:value="-0.104528463267653" calcext:value-type="float">
            <text:p>-0,1045</text:p>
          </table:table-cell>
          <table:table-cell/>
          <table:table-cell office:value-type="float" office:value="1" calcext:value-type="float">
            <text:p>1,0000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24]*TRANSPOSE(MMULT([.H24:.J26];[.L24:.L26]))+[.D24:.F24]" office:value-type="float" office:value="3480.82663378896" calcext:value-type="float">
            <text:p>3480,83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465.84962143679" calcext:value-type="float">
            <text:p>2465,8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/>
          <table:table-cell table:style-name="ce2"/>
          <table:table-cell table:number-columns-repeated="3"/>
          <table:table-cell table:formula="of:=-SIN(RADIANS([.A26]))" office:value-type="float" office:value="0.104528463267653" calcext:value-type="float">
            <text:p>0,10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26]))" office:value-type="float" office:value="0.994521895368273" calcext:value-type="float">
            <text:p>0,994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aut Guindant</text:p>
          </table:table-cell>
          <table:table-cell table:number-columns-repeated="2"/>
          <table:table-cell office:value-type="float" office:value="700" calcext:value-type="float">
            <text:p>700,00</text:p>
          </table:table-cell>
          <table:table-cell/>
          <table:table-cell table:style-name="Default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ut Chute</text:p>
          </table:table-cell>
          <table:table-cell table:number-columns-repeated="2"/>
          <table:table-cell table:formula="of:=SQRT(([.D32]-[.D25])^2+([.E32]-[.E25])^2+([.F32]-[.F25])^2)" office:value-type="float" office:value="700" calcext:value-type="float">
            <text:p>700,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5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14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24:.F24]+[.D27:.F27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800" calcext:value-type="float">
            <text:p>2800,00</text:p>
          </table:table-cell>
          <table:table-cell/>
          <table:table-cell table:formula="of:=COS(RADIANS([.A33]))" office:value-type="float" office:value="0.994521895368273" calcext:value-type="float">
            <text:p>0,99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33]))" office:value-type="float" office:value="-0.104528463267653" calcext:value-type="float">
            <text:p>-0,1045</text:p>
          </table:table-cell>
          <table:table-cell/>
          <table:table-cell office:value-type="float" office:value="1" calcext:value-type="float">
            <text:p>1,0000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31]*TRANSPOSE(MMULT([.H31:.J33];[.L31:.L33]))+[.D31:.F31]" office:value-type="float" office:value="3480.82663378896" calcext:value-type="float">
            <text:p>3480,83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165.84962143679" calcext:value-type="float">
            <text:p>3165,85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/>
          <table:table-cell table:style-name="ce2"/>
          <table:table-cell table:number-columns-repeated="3"/>
          <table:table-cell table:formula="of:=-SIN(RADIANS([.A33]))" office:value-type="float" office:value="0.104528463267653" calcext:value-type="float">
            <text:p>0,1045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33]))" office:value-type="float" office:value="0.994521895368273" calcext:value-type="float">
            <text:p>0,9945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ut Guindant</text:p>
          </table:table-cell>
          <table:table-cell table:number-columns-repeated="2"/>
          <table:table-cell office:value-type="float" office:value="350" calcext:value-type="float">
            <text:p>350,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ut Chute</text:p>
          </table:table-cell>
          <table:table-cell table:number-columns-repeated="2"/>
          <table:table-cell table:formula="of:=SQRT(([.D39]-[.D32])^2+([.E39]-[.E32])^2+([.F39]-[.F32])^2)" office:value-type="float" office:value="1732.57609501372" calcext:value-type="float">
            <text:p>1732,58</text:p>
          </table:table-cell>
          <table:table-cell/>
          <table:table-cell table:style-name="Default"/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6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14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31:.F31]+[.D34:.F34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150" calcext:value-type="float">
            <text:p>3150,00</text:p>
          </table:table-cell>
          <table:table-cell/>
          <table:table-cell table:formula="of:=COS(RADIANS([.A40]))" office:value-type="float" office:value="0.874619707139396" calcext:value-type="float">
            <text:p>0,8746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40]))" office:value-type="float" office:value="-0.484809620246337" calcext:value-type="float">
            <text:p>-0,4848</text:p>
          </table:table-cell>
          <table:table-cell/>
          <table:table-cell office:value-type="float" office:value="1" calcext:value-type="float">
            <text:p>1,00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38]*TRANSPOSE(MMULT([.H38:.J40];[.L38:.L40]))+[.D38:.F38]" office:value-type="float" office:value="3061.16897498789" calcext:value-type="float">
            <text:p>3061,17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4846.83367086218" calcext:value-type="float">
            <text:p>4846,83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2"/>
          <table:table-cell table:style-name="ce2"/>
          <table:table-cell table:number-columns-repeated="3"/>
          <table:table-cell table:formula="of:=-SIN(RADIANS([.A40]))" office:value-type="float" office:value="0.484809620246337" calcext:value-type="float">
            <text:p>0,4848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40]))" office:value-type="float" office:value="0.874619707139396" calcext:value-type="float">
            <text:p>0,8746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ut Guindant</text:p>
          </table:table-cell>
          <table:table-cell table:number-columns-repeated="2"/>
          <table:table-cell table:formula="of:=[.F34]/2" office:value-type="float" office:value="175" calcext:value-type="float">
            <text:p>175,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ut Chute</text:p>
          </table:table-cell>
          <table:table-cell table:number-columns-repeated="2"/>
          <table:table-cell table:formula="of:=SQRT(([.D46]-[.D39])^2+([.E46]-[.E39])^2+([.F46]-[.F39])^2)" office:value-type="float" office:value="1532.8657732436" calcext:value-type="float">
            <text:p>1532,87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7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14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38:.F38]+[.D41:.F41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325" calcext:value-type="float">
            <text:p>3325,00</text:p>
          </table:table-cell>
          <table:table-cell/>
          <table:table-cell table:formula="of:=COS(RADIANS([.A47]))" office:value-type="float" office:value="0.615661475325658" calcext:value-type="float">
            <text:p>0,6157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47]))" office:value-type="float" office:value="-0.788010753606722" calcext:value-type="float">
            <text:p>-0,7880</text:p>
          </table:table-cell>
          <table:table-cell/>
          <table:table-cell office:value-type="float" office:value="1" calcext:value-type="float">
            <text:p>1,00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45]*TRANSPOSE(MMULT([.H45:.J47];[.L45:.L47]))+[.D45:.F45]" office:value-type="float" office:value="2154.8151636398" calcext:value-type="float">
            <text:p>2154,82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6083.03763762353" calcext:value-type="float">
            <text:p>6083,04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2"/>
          <table:table-cell table:style-name="ce2"/>
          <table:table-cell table:number-columns-repeated="3"/>
          <table:table-cell table:formula="of:=-SIN(RADIANS([.A47]))" office:value-type="float" office:value="0.788010753606722" calcext:value-type="float">
            <text:p>0,7880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47]))" office:value-type="float" office:value="0.615661475325658" calcext:value-type="float">
            <text:p>0,6157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ut Guindant</text:p>
          </table:table-cell>
          <table:table-cell table:number-columns-repeated="2"/>
          <table:table-cell table:formula="of:=[.F41]/2" office:value-type="float" office:value="87.5" calcext:value-type="float">
            <text:p>87,5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ut Chute</text:p>
          </table:table-cell>
          <table:table-cell table:number-columns-repeated="2"/>
          <table:table-cell table:formula="of:=SQRT(([.D53]-[.D46])^2+([.E53]-[.E46])^2+([.F53]-[.F46])^2)" office:value-type="float" office:value="1436.75339652744" calcext:value-type="float">
            <text:p>1436,75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Longueur baton</text:p>
          </table:table-cell>
          <table:table-cell/>
          <table:table-cell table:style-name="ce4" office:value-type="string" calcext:value-type="string">
            <text:p>Baton 8</text:p>
          </table:table-cell>
          <table:table-cell/>
          <table:table-cell table:style-name="Default" table:number-columns-repeated="2"/>
          <table:table-cell/>
          <table:table-cell table:style-name="ce10" office:value-type="string" calcext:value-type="string">
            <text:p>matrice rot Y</text:p>
          </table:table-cell>
          <table:table-cell table:number-columns-repeated="14"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point guindant</text:p>
          </table:table-cell>
          <table:table-cell table:style-name="ce8" table:number-matrix-columns-spanned="3" table:number-matrix-rows-spanned="1" table:formula="of:=[.D45:.F45]+[.D48:.F48]" office:value-type="float" office:value="0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412.5" calcext:value-type="float">
            <text:p>3412,50</text:p>
          </table:table-cell>
          <table:table-cell/>
          <table:table-cell table:formula="of:=COS(RADIANS([.A54]))" office:value-type="float" office:value="0.258819045102521" calcext:value-type="float">
            <text:p>0,2588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SIN(RADIANS([.A54]))" office:value-type="float" office:value="-0.965925826289068" calcext:value-type="float">
            <text:p>-0,9659</text:p>
          </table:table-cell>
          <table:table-cell/>
          <table:table-cell office:value-type="float" office:value="1" calcext:value-type="float">
            <text:p>1,00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ot Y bordure</text:p>
          </table:table-cell>
          <table:table-cell/>
          <table:table-cell office:value-type="string" calcext:value-type="string">
            <text:p>point chute</text:p>
          </table:table-cell>
          <table:table-cell table:style-name="ce8" table:number-matrix-columns-spanned="3" table:number-matrix-rows-spanned="1" table:formula="of:=[.A52]*TRANSPOSE(MMULT([.H52:.J54];[.L52:.L54]))+[.D52:.F52]" office:value-type="float" office:value="905.866657858824" calcext:value-type="float">
            <text:p>905,87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6793.24039201174" calcext:value-type="float">
            <text:p>6793,24</text:p>
          </table:table-cell>
          <table:table-cell/>
          <table:table-cell office:value-type="float" office:value="0" calcext:value-type="float">
            <text:p>0,0000</text:p>
          </table:table-cell>
          <table:table-cell table:style-name="ce5" office:value-type="float" office:value="1" calcext:value-type="float">
            <text:p>1,0000</text:p>
          </table:table-cell>
          <table:table-cell table:style-name="ce5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formula="of:=-SIN(RADIANS([.A54]))" office:value-type="float" office:value="0.965925826289068" calcext:value-type="float">
            <text:p>0,9659</text:p>
          </table:table-cell>
          <table:table-cell table:style-name="ce5" office:value-type="float" office:value="0" calcext:value-type="float">
            <text:p>0,0000</text:p>
          </table:table-cell>
          <table:table-cell table:style-name="ce5" table:formula="of:=COS(RADIANS([.A54]))" office:value-type="float" office:value="0.258819045102521" calcext:value-type="float">
            <text:p>0,2588</text:p>
          </table:table-cell>
          <table:table-cell/>
          <table:table-cell office:value-type="float" office:value="0" calcext:value-type="float">
            <text:p>0,00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2:04:39.083780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22:00:08.644484325</meta:creation-date>
    <dc:date>2021-03-02T13:12:58.470377461</dc:date>
    <meta:editing-duration>PT21H42M54S</meta:editing-duration>
    <meta:editing-cycles>15</meta:editing-cycles>
    <meta:generator>LibreOffice/7.0.4.2$Linux_X86_64 LibreOffice_project/00$Build-2</meta:generator>
    <meta:document-statistic meta:table-count="1" meta:cell-count="239" meta:object-count="0"/>
  </office:meta>
</office:document-meta>
</file>